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Andale Mono" svg:font-family="'Andale Mono'" style:font-pitch="fixed"/>
    <style:font-face style:name="Purisa" svg:font-family="Purisa" style:font-pitch="variable"/>
    <style:font-face style:name="Bitstream Charter" svg:font-family="'Bitstream Charter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8.718cm" table:align="margins" style:shadow="none"/>
    </style:style>
    <style:style style:name="Таблица1.A" style:family="table-column">
      <style:table-column-properties style:column-width="18.718cm" style:rel-column-width="9972*"/>
    </style:style>
    <style:style style:name="Таблица1.1" style:family="table-row">
      <style:table-row-properties style:min-row-height="0.683cm"/>
    </style:style>
    <style:style style:name="Таблица1.A1" style:family="table-cell">
      <style:table-cell-properties style:border-line-width="0.002cm 0.035cm 0.002cm" fo:padding="0.097cm" fo:border="0.039cm double #000000"/>
    </style:style>
    <style:style style:name="P1" style:family="paragraph" style:parent-style-name="Standard">
      <style:text-properties style:font-name="Andale Mono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indent="1.053cm" style:auto-text-indent="false"/>
    </style:style>
    <style:style style:name="P4" style:family="paragraph" style:parent-style-name="Standard">
      <style:paragraph-properties fo:margin-left="0cm" fo:margin-right="0cm" fo:text-align="center" style:justify-single-word="false" fo:text-indent="1.053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1.053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indent="1.053cm" style:auto-text-indent="false"/>
      <style:text-properties style:font-name="Verdana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1.053cm" style:auto-text-indent="false"/>
      <style:text-properties style:font-name="Verdana"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indent="1.053cm" style:auto-text-indent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1.053cm" style:auto-text-indent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margin-left="0cm" fo:margin-right="0cm" fo:line-height="150%" fo:text-indent="1.053cm" style:auto-text-indent="false"/>
      <style:text-properties style:font-name="Verdana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1.053cm" style:auto-text-indent="false"/>
      <style:text-properties style:font-name="Verdana"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indent="1.053cm" style:auto-text-indent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indent="1.053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indent="1.053cm" style:auto-text-indent="false"/>
      <style:text-properties style:font-name="Verdana" fo:font-weight="bold" style:font-weight-asian="bold" style:font-weight-complex="bold"/>
    </style:style>
    <style:style style:name="P15" style:family="paragraph" style:parent-style-name="Standard" style:list-style-name="L1">
      <style:paragraph-properties fo:margin-left="0cm" fo:margin-right="0cm" fo:line-height="150%" fo:text-indent="1.053cm" style:auto-text-indent="false"/>
      <style:text-properties style:font-name="Verdana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1.053cm" style:auto-text-indent="false"/>
      <style:text-properties fo:font-variant="normal" fo:text-transform="none" fo:color="#000000" style:font-name="Verdana" fo:font-size="14pt" fo:letter-spacing="normal" fo:font-style="normal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053cm" style:auto-text-indent="false"/>
      <style:text-properties fo:font-variant="normal" fo:text-transform="none" fo:color="#000000" style:font-name="Verdana" fo:font-size="14pt" fo:letter-spacing="normal" fo:font-style="normal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1.053cm" style:auto-text-indent="false"/>
      <style:text-properties fo:font-variant="normal" fo:text-transform="none" fo:color="#000000" style:font-name="Verdana" fo:font-size="14pt" fo:letter-spacing="normal" fo:font-style="italic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text-indent="1.053cm" style:auto-text-indent="false"/>
      <style:text-properties style:font-name="Andale Mono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indent="1.053cm" style:auto-text-indent="false"/>
      <style:text-properties style:font-name="Andale Mono"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indent="1.053cm" style:auto-text-indent="false"/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indent="1.053cm" style:auto-text-indent="false"/>
      <style:text-properties style:font-name="Andale Mono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list-style-name="L1">
      <style:paragraph-properties fo:margin-left="0cm" fo:margin-right="0cm" fo:line-height="150%" fo:text-indent="1.053cm" style:auto-text-indent="false"/>
    </style:style>
    <style:style style:name="P24" style:family="paragraph" style:parent-style-name="Standard">
      <style:paragraph-properties fo:margin-left="0cm" fo:margin-right="0cm" fo:text-indent="1.053cm" style:auto-text-indent="false" fo:break-before="page"/>
      <style:text-properties style:font-name="Verdana"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1.053cm" style:auto-text-indent="false" fo:break-before="page"/>
      <style:text-properties style:font-name="Verdana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indent="1.053cm" style:auto-text-indent="false" fo:break-before="page"/>
      <style:text-properties style:font-name="Andale Mono" fo:font-size="12pt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cm" fo:margin-right="0cm" fo:line-height="150%" fo:text-align="start" style:justify-single-word="false" fo:text-indent="1.053cm" style:auto-text-indent="false"/>
      <style:text-properties fo:font-variant="normal" fo:text-transform="none" fo:color="#000000" style:font-name="Verdana" fo:font-size="14pt" fo:letter-spacing="normal" fo:font-style="normal" fo:font-weight="normal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margin-left="0cm" fo:margin-right="0cm" fo:line-height="150%" fo:orphans="2" fo:widows="2" fo:text-indent="1.053cm" style:auto-text-indent="false"/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P29" style:family="paragraph" style:parent-style-name="Text_20_body">
      <style:paragraph-properties fo:margin-left="0cm" fo:margin-right="0cm" fo:line-height="150%" fo:orphans="2" fo:widows="2" fo:text-indent="1.053cm" style:auto-text-indent="false"/>
    </style:style>
    <style:style style:name="P30" style:family="paragraph" style:parent-style-name="Text_20_body" style:list-style-name="L2">
      <style:paragraph-properties fo:margin-left="0cm" fo:margin-right="0cm" fo:margin-top="0cm" fo:margin-bottom="0cm" fo:line-height="150%" fo:orphans="2" fo:widows="2" fo:text-indent="1.053cm" style:auto-text-indent="false" fo:padding="0cm" fo:border="none"/>
    </style:style>
    <style:style style:name="P31" style:family="paragraph" style:parent-style-name="Text_20_body" style:list-style-name="L2">
      <style:paragraph-properties fo:margin-left="0cm" fo:margin-right="0cm" fo:margin-top="0cm" fo:margin-bottom="0cm" fo:line-height="150%" fo:orphans="2" fo:widows="2" fo:text-indent="1.053cm" style:auto-text-indent="false" fo:padding="0cm" fo:border="none"/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3" style:family="paragraph" style:parent-style-name="Table_20_Contents">
      <style:text-properties style:font-name="Verdana" fo:font-size="16pt" style:font-size-asian="16pt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6pt" style:font-size-asian="16pt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22pt" fo:font-weight="bold" style:font-size-asian="22pt" style:font-weight-asian="bold" style:font-size-complex="22pt" style:font-weight-complex="bold"/>
    </style:style>
    <style:style style:name="P36" style:family="paragraph" style:parent-style-name="Table_20_Contents">
      <style:paragraph-properties fo:margin-left="-0.012cm" fo:margin-right="0.443cm" fo:text-align="end" style:justify-single-word="false" fo:text-indent="0cm" style:auto-text-indent="false"/>
      <style:text-properties style:font-name="Verdana" fo:font-size="16pt" style:font-size-asian="16pt" style:font-size-complex="16pt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weight-asian="normal"/>
    </style:style>
    <style:style style:name="T9" style:family="text">
      <style:text-properties style:font-weight-complex="normal"/>
    </style:style>
    <style:style style:name="T10" style:family="text">
      <style:text-properties fo:font-style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style-asian="normal"/>
    </style:style>
    <style:style style:name="T15" style:family="text">
      <style:text-properties style:font-style-complex="normal"/>
    </style:style>
    <style:style style:name="T16" style:family="text">
      <style:text-properties style:font-name="Verdana"/>
    </style:style>
    <style:style style:name="T17" style:family="text">
      <style:text-properties style:font-name="Verdana" style:font-size-complex="12pt"/>
    </style:style>
    <style:style style:name="T18" style:family="text">
      <style:text-properties style:font-name="Verdana" fo:font-size="12pt" style:font-size-asian="12pt" style:font-size-complex="12pt"/>
    </style:style>
    <style:style style:name="T19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Verdana" fo:font-size="12pt" fo:font-weight="bold" style:font-size-asian="12pt" style:font-size-complex="12pt"/>
    </style:style>
    <style:style style:name="T22" style:family="text">
      <style:text-properties style:font-name="Verdan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Verdana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Verdana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Verdana" fo:font-size="12pt" fo:font-style="normal" style:text-underline-style="none" style:font-size-asian="12pt" style:font-style-asian="normal" style:font-size-complex="12pt" style:font-style-complex="normal"/>
    </style:style>
    <style:style style:name="T28" style:family="text">
      <style:text-properties style:font-name="Verdan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T30" style:family="text">
      <style:text-properties style:font-name="Verdana" fo:font-weight="normal" style:font-weight-asian="normal" style:font-weight-complex="normal"/>
    </style:style>
    <style:style style:name="T31" style:family="text">
      <style:text-properties style:font-name="Verdana" fo:font-weight="bold"/>
    </style:style>
    <style:style style:name="T32" style:family="text">
      <style:text-properties style:font-name="Verdana" style:font-weight-complex="bold"/>
    </style:style>
    <style:style style:name="T33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Verdana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Verdan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2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style:font-size-asian="12pt" style:font-weight-asian="bold" style:font-size-complex="12pt"/>
    </style:style>
    <style:style style:name="T40" style:family="text">
      <style:text-properties fo:font-size="12pt" style:font-size-asian="12pt" style:font-weight-asian="normal" style:font-size-complex="12pt"/>
    </style:style>
    <style:style style:name="T41" style:family="text">
      <style:text-properties fo:font-size="12pt" fo:font-weight="normal" style:font-size-asian="12pt" style:font-weight-asian="normal" style:font-size-complex="12pt" style:font-weight-complex="normal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0" style:family="text">
      <style:text-properties style:font-size-asian="12pt"/>
    </style:style>
    <style:style style:name="T51" style:family="text">
      <style:text-properties style:font-size-complex="12pt"/>
    </style:style>
    <style:style style:name="T52" style:family="text">
      <style:text-properties fo:font-style="italic"/>
    </style:style>
    <style:style style:name="T53" style:family="text">
      <style:text-properties style:text-underline-style="none"/>
    </style:style>
    <style:style style:name="T5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57" style:family="text">
      <style:text-properties fo:font-variant="normal" fo:text-transform="none" fo:color="#000000" fo:font-size="9.75pt" fo:letter-spacing="normal" fo:font-style="normal" fo:font-weight="normal"/>
    </style:style>
    <style:style style:name="T58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59" style:family="text">
      <style:text-properties fo:font-variant="normal" fo:text-transform="none" fo:color="#000000" style:font-name="Verdana" fo:letter-spacing="normal" fo:font-style="normal" fo:font-weight="normal"/>
    </style:style>
    <style:style style:name="T60" style:family="text"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T61" style:family="text">
      <style:text-properties fo:font-variant="normal" fo:text-transform="none" fo:color="#0645ad" style:text-line-through-style="none" style:font-name="sans-serif" fo:font-size="9.75pt" fo:letter-spacing="normal" fo:font-style="normal" style:text-underline-style="none" fo:font-weight="normal" style:text-blinking="false"/>
    </style:style>
    <style:style style:name="T62" style:family="text">
      <style:text-properties fo:font-variant="normal" fo:text-transform="none" fo:color="#0645ad" style:text-line-through-style="none" fo:font-size="9.75pt" fo:letter-spacing="normal" fo:font-style="normal" style:text-underline-style="none" fo:font-weight="normal" style:text-blinking="false"/>
    </style:style>
    <style:style style:name="T63" style:family="text">
      <style:text-properties fo:font-variant="normal" fo:text-transform="none" fo:color="#0645ad" style:text-line-through-style="none" style:font-name="Verdana" fo:font-size="9.75pt" fo:letter-spacing="normal" fo:font-style="normal" style:text-underline-style="none" fo:font-weight="normal" style:text-blinking="false"/>
    </style:style>
    <style:style style:name="T64" style:family="text">
      <style:text-properties fo:font-variant="normal" fo:text-transform="none" fo:color="#0645ad" style:text-line-through-style="none" style:font-name="Verdana" fo:letter-spacing="normal" fo:font-style="normal" style:text-underline-style="none" fo:font-weight="normal" style:text-blinking="false"/>
    </style:style>
    <style:style style:name="T65" style:family="text">
      <style:text-properties fo:font-variant="normal" fo:text-transform="none" fo:color="#0645ad" style:text-line-through-style="none" style:font-name="Verdana" fo:font-size="14pt" fo:letter-spacing="normal" fo:font-style="normal" style:text-underline-style="none" fo:font-weight="normal" style:text-blinking="false" style:font-size-asian="14pt" style:font-size-complex="14pt"/>
    </style:style>
    <style:style style:name="T66" style:family="text">
      <style:text-properties style:font-style-asian="italic"/>
    </style:style>
    <style:style style:name="T67" style:family="text">
      <style:text-properties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4" svg:x="1.861cm" svg:y="15.157cm" svg:width="18.323cm" svg:height="9.899cm" draw:z-index="0">
        <draw:image xlink:href="http://upload.wikimedia.org/wikipedia/commons/thumb/b/bb/Pipeline_OpenGL_%28en%29.png/800px-Pipeline_OpenGL_%28en%29.png" xlink:type="simple" xlink:show="embed" xlink:actuate="onLoad"/>
      </draw:frame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2">НТУУ «КПИ»</text:p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5">Курсовая работа</text:p>
            <text:p text:style-name="P35"/>
            <text:p text:style-name="P34">по курсу «Системное программирование»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6">выполнил: студент группы ИВ-81</text:p>
            <text:p text:style-name="P36"/>
            <text:p text:style-name="P36">Кушниренко А.В.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4">Киев — 2010</text:p>
          </table:table-cell>
        </table:table-row>
      </table:table>
      <text:p text:style-name="P4"><text:span text:style-name="T16"/></text:p>
      <text:p text:style-name="P5"><text:soft-page-break/><text:span text:style-name="T16">Введение</text:span></text:p>
      <text:p text:style-name="P5"><text:span text:style-name="T16"/></text:p>
      <text:p text:style-name="P7">Темой данной работы является знакомство с основами программирования графики с использованием библиотеки OpenGL. Сделано это на примере моделирования простой, анимированной 3D-сцены с некоторыми возможностями настройки точки наблюдения. Данный пример содержит базовые способы получения контекста для отрисовки (с созданием окна средствами GLUT — кроссплатформенной библиотеки), инициализации параметров отрисовки и детерминирования взаимодействия с пользователем.</text:p>
      <text:p text:style-name="P25"/>
      <text:p text:style-name="P9">Теоретические сведения</text:p>
      <text:p text:style-name="P9"/>
      <text:p text:style-name="P16">На базовом уровне, OpenGL — это просто <text:span text:style-name="T52">спецификация</text:span>, то есть документ, описывающий набор функций и их точное поведение. Производители оборудования на основе этой спецификации создают <text:span text:style-name="T52">реализации</text:span> — библиотеки функций, соответствующих набору функций спецификации. Реализация использует возможности оборудования там, где это возможно. Если аппаратура не позволяет реализовать какую-либо возможность, она должна быть эмулирована программно. Производители должны пройти специфические тесты (conformance tests — тесты на соответствие) прежде чем реализация будет классифицирована как OpenGL реализация. Таким образом, разработчикам программного обеспечения достаточно научиться использовать функции, описанные в спецификации, оставив эффективную реализацию последних разработчикам аппаратного обеспечения.</text:p>
      <text:p text:style-name="P18">Архитектура</text:p>
      <text:p text:style-name="P27">OpenGL ориентируется на следующие две задачи:</text:p>
      <text:list xml:id="list1740544824" text:style-name="L2">
        <text:list-item>
          <text:p text:style-name="P30"><text:span text:style-name="T60">Скрыть сложности адаптации различных 3D-ускорителей, предоставляя разработчику единый API</text:span><text:span text:style-name="T60">.</text:span></text:p>
        </text:list-item>
        <text:list-item>
          <text:p text:style-name="P31">Скрыть различия в возможностях аппаратных платформ, требуя реализации недостающей функциональности с помощью программной эмуляции.</text:p>
        </text:list-item>
      </text:list>
      <text:p text:style-name="P29"><text:span text:style-name="T60">Основным принципом работы OpenGL является получение наборов векторных графических примитивов в виде точек, линий и многоугольников с последующей математической обработкой полученных данных и построением растровой картинки на экране и/или в памяти. Векторные трансформации и растеризация </text:span><text:soft-page-break/><text:span text:style-name="T60">выполняются графическим конвейером (graphics pipeline) (рис. 1), который по сути представляет из себя дискретный автомат. Абсолютное большинство команд OpenGL попадают в одну из двух групп: либо они добавляют графические примитивы на вход в конвейер, либо конфигурируют конвейер на различное исполнение трансформаций.</text:span></text:p>
      <text:p text:style-name="P28">OpenGL является низкоуровневым процедурным API, что вынуждает программиста диктовать точную последовательность шагов, чтобы построить результирующую растровую графику (императивный подход). Это является основным отличием от дескрипторных подходов, когда вся сцена передается в виде структуры данных (чаще всего дерева), которое обрабатывается и строится на экране. С одной стороны, императивный подход требует от программиста глубокого знания законов трёхмерной графики и математических моделей, с другой стороны — даёт свободу внедрения различных инноваций.</text:p>
      <text:p text:style-name="P17"><text:span text:style-name="T4">Рис. 1.</text:span> - Графический конвеер</text:p>
      <text:p text:style-name="P24">ПРИЛОЖЕНИЕ 1: ИСХОДНЫЙ КОД ПРОГРАММЫ</text:p>
      <text:p text:style-name="P11"/>
      <text:p text:style-name="P11"><text:span text:style-name="T4">mathExt.h</text:span></text:p>
      <text:p text:style-name="P11"/>
      <text:p text:style-name="P20">#ifndef _MATHEXT_H</text:p>
      <text:p text:style-name="P20"><text:s text:c="4"/>#define _MATHEXT_H</text:p>
      <text:p text:style-name="P20"/>
      <text:p text:style-name="P20"><text:s text:c="4"/>#ifndef _MATH_H</text:p>
      <text:p text:style-name="P20"><text:s text:c="8"/>#include &lt;math.h&gt;</text:p>
      <text:p text:style-name="P20"><text:s text:c="4"/>#endif</text:p>
      <text:p text:style-name="P20"/>
      <text:p text:style-name="P20"><text:s text:c="4"/>#define M_PI_MULTIPLIED_BY_2 6.28318530717958647692</text:p>
      <text:p text:style-name="P20"><text:s text:c="4"/>float sine(const float &amp; x);</text:p>
      <text:p text:style-name="P20"><text:s text:c="4"/>float cose(const float &amp; x);</text:p>
      <text:p text:style-name="P20"/>
      <text:p text:style-name="P20">#endif<text:tab/>/* _MATHEXT_H */</text:p>
      <text:p text:style-name="P11"/>
      <text:p text:style-name="P11"><text:span text:style-name="T4">Point.h</text:span></text:p>
      <text:p text:style-name="P11"/>
      <text:p text:style-name="P20">#ifndef _POINT_H</text:p>
      <text:p text:style-name="P20">#define<text:tab/>_POINT_H</text:p>
      <text:p text:style-name="P20"/>
      <text:p text:style-name="P20">#ifndef __GLUT_H__</text:p>
      <text:p text:style-name="P20"><text:s text:c="4"/>#include &lt;GL/glut.h&gt;</text:p>
      <text:p text:style-name="P20">#endif</text:p>
      <text:p text:style-name="P20"/>
      <text:p text:style-name="P20">class Point {</text:p>
      <text:p text:style-name="P20"><text:s text:c="4"/>public:</text:p>
      <text:p text:style-name="P20"><text:s text:c="8"/>GLfloat x;</text:p>
      <text:p text:style-name="P20"><text:s text:c="8"/>GLfloat y;</text:p>
      <text:p text:style-name="P20"><text:s text:c="8"/>GLfloat z;</text:p>
      <text:p text:style-name="P20"><text:s text:c="8"/>Point();</text:p>
      <text:p text:style-name="P20"><text:s text:c="8"/>Point(const GLfloat &amp; xSrc, const GLfloat &amp; ySrc, const GLfloat &amp; zSrc);</text:p>
      <text:p text:style-name="P20"><text:s text:c="8"/>Point(const Point &amp; src);</text:p>
      <text:p text:style-name="P20"><text:s text:c="8"/>~Point();</text:p>
      <text:p text:style-name="P20"><text:s text:c="4"/>private:</text:p>
      <text:p text:style-name="P20">};</text:p>
      <text:p text:style-name="P20"/>
      <text:p text:style-name="P20">#endif<text:tab/>/* _POINT_H */</text:p>
      <text:p text:style-name="P11"/>
      <text:p text:style-name="P11"><text:span text:style-name="T4">Camera.h</text:span></text:p>
      <text:p text:style-name="P11"/>
      <text:p text:style-name="P20">#ifndef _CAMERA_H</text:p>
      <text:p text:style-name="P20"><text:s text:c="4"/>#define _CAMERA_H</text:p>
      <text:p text:style-name="P20"/>
      <text:p text:style-name="P20"><text:s text:c="4"/>#ifndef _GLIBCXX_IOSTREAM</text:p>
      <text:p text:style-name="P20"><text:s text:c="8"/>#include &lt;iostream&gt;</text:p>
      <text:p text:style-name="P20"><text:s text:c="4"/>#endif</text:p>
      <text:p text:style-name="P20"><text:s text:c="4"/>#ifndef __GLUT_H__</text:p>
      <text:p text:style-name="P20"><text:s text:c="8"/>#include &lt;GL/glut.h&gt;</text:p>
      <text:p text:style-name="P20"><text:s text:c="4"/>#endif</text:p>
      <text:p text:style-name="P20"><text:s text:c="4"/>#ifndef __glu_h__</text:p>
      <text:p text:style-name="P20"><text:s text:c="8"/>#include &lt;GL/glu.h&gt;</text:p>
      <text:p text:style-name="P20"><text:s text:c="4"/>#endif</text:p>
      <text:p text:style-name="P20"><text:s text:c="4"/>#ifndef _POINT_H</text:p>
      <text:p text:style-name="P20"><text:s text:c="8"/>#include "Point.h"</text:p>
      <text:p text:style-name="P20"><text:s text:c="4"/>#endif</text:p>
      <text:p text:style-name="P20"><text:s text:c="4"/>#ifndef _MATH_H</text:p>
      <text:p text:style-name="P20"><text:s text:c="8"/>#include &lt;math.h&gt;</text:p>
      <text:p text:style-name="P20"><text:s text:c="4"/>#endif</text:p>
      <text:p text:style-name="P20"><text:soft-page-break/><text:s text:c="4"/>#ifndef _MATHEXT_H</text:p>
      <text:p text:style-name="P20"><text:s text:c="8"/>#include "mathExt.h"</text:p>
      <text:p text:style-name="P20"><text:s text:c="4"/>#endif</text:p>
      <text:p text:style-name="P20"/>
      <text:p text:style-name="P20"><text:s text:c="4"/>#define TARGET_MOVE_SPEED 0.0025f</text:p>
      <text:p text:style-name="P20"><text:s text:c="4"/>#define CAMERA_ROTATE_SPEED 0.0025f</text:p>
      <text:p text:style-name="P20"/>
      <text:p text:style-name="P20"><text:s text:c="4"/>class Camera {</text:p>
      <text:p text:style-name="P20"><text:s text:c="4"/>public:</text:p>
      <text:p text:style-name="P20"/>
      <text:p text:style-name="P20"><text:s text:c="8"/>Point cameraPosition;</text:p>
      <text:p text:style-name="P20"><text:s text:c="8"/>Point targetPosition;</text:p>
      <text:p text:style-name="P20"><text:s text:c="8"/>Point upVector;</text:p>
      <text:p text:style-name="P20"><text:s text:c="8"/>/** Distance from camera to target */</text:p>
      <text:p text:style-name="P20"><text:s text:c="8"/>GLdouble distance;</text:p>
      <text:p text:style-name="P20"/>
      <text:p text:style-name="P20"><text:s text:c="8"/>/** Empty constructor. Target position = 0, 0, 0; Camera angles = pi / 4, pi / 4, 0; Distance 5; Up-vector 0, 1, 0 */</text:p>
      <text:p text:style-name="P20"><text:s text:c="8"/>Camera();</text:p>
      <text:p text:style-name="P20"><text:s text:c="8"/>/** Camera position, target position and up-vector by float values */</text:p>
      <text:p text:style-name="P20"><text:s text:c="8"/>Camera(const GLdouble &amp; cam_x_src, const GLdouble &amp; cam_y_src, const GLdouble &amp; cam_z_src,</text:p>
      <text:p text:style-name="P20"><text:s text:c="11"/>const GLdouble &amp; target_x_src, const GLdouble &amp; target_y_src, const GLdouble &amp; target_z_src,</text:p>
      <text:p text:style-name="P20"><text:s text:c="11"/>const GLdouble &amp; upVector_x_src, const GLdouble &amp; upVector_y_src, const GLdouble &amp; upVector_z_src);</text:p>
      <text:p text:style-name="P20"><text:s text:c="8"/>/** Camera position, target position and up-vector by points */</text:p>
      <text:p text:style-name="P20"><text:s text:c="8"/>Camera(const Point &amp; cameraPositionSrc, const Point &amp; targetPositionSrc, const Point &amp; upVectorSrc);</text:p>
      <text:p text:style-name="P20"><text:s text:c="8"/>/** Target position, camera angles and distance by float values */</text:p>
      <text:p text:style-name="P20"><text:s text:c="8"/>Camera(const GLdouble &amp; target_x_src, const GLdouble &amp; target_y_src, const GLdouble &amp; target_z_src,</text:p>
      <text:p text:style-name="P20"><text:s text:c="11"/>const GLdouble &amp; cam_pitch_src, const GLdouble &amp; cam_yaw_src, const GLdouble &amp; cam_roll_src,</text:p>
      <text:p text:style-name="P20"><text:s text:c="11"/>const GLdouble &amp; distanceSrc);</text:p>
      <text:p text:style-name="P20"><text:s text:c="8"/>/** Target position, camera angles and distance by float values */</text:p>
      <text:p text:style-name="P20"><text:s text:c="8"/>Camera(const Point &amp; targetPositionSrc, const Point &amp; anglesSrc, const GLdouble &amp; distanceSrc);</text:p>
      <text:p text:style-name="P20"><text:s text:c="8"/>~Camera();</text:p>
      <text:p text:style-name="P20"/>
      <text:p text:style-name="P20"><text:s text:c="8"/>/** Update up-vector from camera angles */</text:p>
      <text:p text:style-name="P20"><text:s text:c="8"/>void updateUpVector();</text:p>
      <text:p text:style-name="P20"><text:s text:c="8"/>/** Update camera coords from target position and camera angles */</text:p>
      <text:p text:style-name="P20"><text:s text:c="8"/>void updateCamerasCoords();</text:p>
      <text:p text:style-name="P20"><text:s text:c="8"/>//void updateTargetsCoords();</text:p>
      <text:p text:style-name="P20"><text:s text:c="8"/>/** Update angles from camera and target positions */</text:p>
      <text:p text:style-name="P20"><text:s text:c="8"/>void updateAngles();</text:p>
      <text:p text:style-name="P20"><text:s text:c="8"/>/** Update distance from camera to target from they positions */</text:p>
      <text:p text:style-name="P20"><text:s text:c="8"/>void updateDistance();</text:p>
      <text:p text:style-name="P20"><text:s text:c="8"/></text:p>
      <text:p text:style-name="P20"><text:s text:c="8"/>/** Call gluLookAt. Use it right after main glLoadIdentity */</text:p>
      <text:p text:style-name="P20"><text:s text:c="8"/>void modifyTransormMatrix();</text:p>
      <text:p text:style-name="P20"/>
      <text:p text:style-name="P20"><text:s text:c="8"/>/** Turn camera around target's absolute x axis */</text:p>
      <text:p text:style-name="P20"><text:s text:c="8"/>void turnAroundTargetsXAxis(const float &amp; angle);</text:p>
      <text:p text:style-name="P20"><text:s text:c="8"/>/** Turn camera around target's absolute y axis */</text:p>
      <text:p text:style-name="P20"><text:s text:c="8"/>void turnAroundTargetsYAxis(const float &amp; angle);</text:p>
      <text:p text:style-name="P20"><text:s text:c="8"/>/** Turn camera around target's absolute z axis */</text:p>
      <text:p text:style-name="P20"><text:s text:c="8"/>void turnAroundTargetsZAxis(const float &amp; angle);</text:p>
      <text:p text:style-name="P20"/>
      <text:p text:style-name="P20"><text:s text:c="8"/>/** Turn target around camera's absolute x axis */</text:p>
      <text:p text:style-name="P20"><text:s text:c="8"/>void turnAroundCamerasXAxis(const float &amp; angle);</text:p>
      <text:p text:style-name="P20"><text:s text:c="8"/>/** Turn target around camera's absolute y axis */</text:p>
      <text:p text:style-name="P20"><text:soft-page-break/><text:s text:c="8"/>void turnAroundCamerasYAxis(const float &amp; angle);</text:p>
      <text:p text:style-name="P20"><text:s text:c="8"/>/** Turn target around camera's absolute z axis */</text:p>
      <text:p text:style-name="P20"><text:s text:c="8"/>void turnAroundCamerasZAxis(const float &amp; angle);</text:p>
      <text:p text:style-name="P20"/>
      <text:p text:style-name="P20"><text:s text:c="8"/>/** Moves camera and target forward in XZ plane */</text:p>
      <text:p text:style-name="P20"><text:s text:c="8"/>void moveCameraAndTargetForward(const float &amp; value);</text:p>
      <text:p text:style-name="P20"/>
      <text:p text:style-name="P20"><text:s text:c="8"/>/** Adds value to distance from camera to target and update coords */</text:p>
      <text:p text:style-name="P20"><text:s text:c="8"/>void increaseDistance(const float &amp; value);</text:p>
      <text:p text:style-name="P20"/>
      <text:p text:style-name="P20"><text:s text:c="8"/>/** Draws box at target's position */</text:p>
      <text:p text:style-name="P20"><text:s text:c="8"/>void drawBoxAtTargetPosition(const float &amp; side);</text:p>
      <text:p text:style-name="P20"/>
      <text:p text:style-name="P20"><text:s text:c="8"/>void printInfo();</text:p>
      <text:p text:style-name="P20"/>
      <text:p text:style-name="P20"><text:s text:c="4"/>private:</text:p>
      <text:p text:style-name="P20"/>
      <text:p text:style-name="P20"><text:s text:c="8"/>/** Angles from camera to target */</text:p>
      <text:p text:style-name="P20"><text:s text:c="8"/>Point angles;</text:p>
      <text:p text:style-name="P20"><text:s text:c="8"/>GLfloat sinex, cosex;</text:p>
      <text:p text:style-name="P20"><text:s text:c="8"/>GLfloat siney, cosey;</text:p>
      <text:p text:style-name="P20"><text:s text:c="8"/>GLfloat sinez, cosez;</text:p>
      <text:p text:style-name="P20"/>
      <text:p text:style-name="P20"><text:s text:c="4"/>};</text:p>
      <text:p text:style-name="P20"/>
      <text:p text:style-name="P20">#endif<text:tab/>/* _CAMERA_H */</text:p>
      <text:p text:style-name="P11"/>
      <text:p text:style-name="P11"><text:span text:style-name="T4">DNKdrawing.h</text:span></text:p>
      <text:p text:style-name="P11"/>
      <text:p text:style-name="P20">#ifndef _DNKDRAWING_H</text:p>
      <text:p text:style-name="P20"><text:s text:c="4"/>#define<text:tab/>_DNKDRAWING_H</text:p>
      <text:p text:style-name="P20"/>
      <text:p text:style-name="P20"><text:s text:c="4"/>#ifndef __GLUT_H__</text:p>
      <text:p text:style-name="P20"><text:s text:c="8"/>#include &lt;GL/glut.h&gt;</text:p>
      <text:p text:style-name="P20"><text:s text:c="4"/>#endif</text:p>
      <text:p text:style-name="P20"/>
      <text:p text:style-name="P20"><text:s text:c="4"/>void drawCoordsBegin(const GLfloat &amp; radius, const GLfloat &amp; distanceBetweenEdges, const GLfloat &amp; edgeHalfWidth);</text:p>
      <text:p text:style-name="P20"><text:s text:c="4"/>void drawDNK(const GLfloat &amp; x, const GLfloat &amp; y, const GLfloat &amp; z, </text:p>
      <text:p text:style-name="P20"><text:s text:c="17"/>const GLint &amp; numOfEdges, const GLfloat &amp; angleShift, const GLfloat &amp; spheresRadius,</text:p>
      <text:p text:style-name="P20"><text:s text:c="17"/>const GLfloat &amp; dnkRadius, const GLfloat &amp; distanceBetweenEdges);</text:p>
      <text:p text:style-name="P20"/>
      <text:p text:style-name="P20">#endif<text:tab/>/* _DNKDRAWING_H */</text:p>
      <text:p text:style-name="P11"/>
      <text:p text:style-name="P11"><text:span text:style-name="T4">DNKkeyboard.h</text:span></text:p>
      <text:p text:style-name="P12"/>
      <text:p text:style-name="P21">#ifndef _DNKKEYBOARD_H</text:p>
      <text:p text:style-name="P21"><text:s text:c="4"/>#define _DNKKEYBOARD_H</text:p>
      <text:p text:style-name="P21"/>
      <text:p text:style-name="P21"><text:s text:c="4"/>#ifndef _GLIBCXX_IOSTREAM</text:p>
      <text:p text:style-name="P21"><text:s text:c="8"/>#include &lt;iostream&gt;</text:p>
      <text:p text:style-name="P21"><text:s text:c="4"/>#endif</text:p>
      <text:p text:style-name="P21"><text:s text:c="4"/>#ifndef _STDLIB_H</text:p>
      <text:p text:style-name="P21"><text:s text:c="8"/>#include &lt;stdlib.h&gt;</text:p>
      <text:p text:style-name="P21"><text:s text:c="4"/>#endif</text:p>
      <text:p text:style-name="P21"/>
      <text:p text:style-name="P21"><text:s text:c="4"/>#ifndef _CAMERA_H</text:p>
      <text:p text:style-name="P21"><text:s text:c="8"/>#include "Camera.h"</text:p>
      <text:p text:style-name="P21"><text:s text:c="4"/>#endif</text:p>
      <text:p text:style-name="P21"/>
      <text:p text:style-name="P21"><text:s text:c="4"/>using std::cout;</text:p>
      <text:p text:style-name="P21"><text:soft-page-break/></text:p>
      <text:p text:style-name="P21"><text:s text:c="4"/>// Keyboard defines</text:p>
      <text:p text:style-name="P21"><text:s text:c="8"/>#define MOVE_LEFT_PRESSED 1</text:p>
      <text:p text:style-name="P21"><text:s text:c="8"/>#define MOVE_RIGHT_PRESSED 2</text:p>
      <text:p text:style-name="P21"><text:s text:c="8"/>#define MOVE_UP_PRESSED 4</text:p>
      <text:p text:style-name="P21"><text:s text:c="8"/>#define MOVE_DOWN_PRESSED 8</text:p>
      <text:p text:style-name="P21"><text:s text:c="8"/>#define TURN_LEFT_PRESSED 16</text:p>
      <text:p text:style-name="P21"><text:s text:c="8"/>#define TURN_RIGHT_PRESSED 32</text:p>
      <text:p text:style-name="P21"><text:s text:c="8"/>#define TURN_UP_PRESSED 64</text:p>
      <text:p text:style-name="P21"><text:s text:c="8"/>#define TURN_DOWN_PRESSED 128</text:p>
      <text:p text:style-name="P21"><text:s text:c="8"/>#define MOVE_FORWARD_PRESSED 256</text:p>
      <text:p text:style-name="P21"><text:s text:c="8"/>#define MOVE_BACKWARD_PRESSED 512</text:p>
      <text:p text:style-name="P21"><text:s text:c="8"/>#define INVERTED_MOVE_AND_TURN_LEFT_PRESSED (~(MOVE_LEFT_PRESSED | TURN_LEFT_PRESSED))</text:p>
      <text:p text:style-name="P21"><text:s text:c="8"/>#define INVERTED_MOVE_AND_TURN_RIGHT_PRESSED (~(MOVE_RIGHT_PRESSED | TURN_RIGHT_PRESSED))</text:p>
      <text:p text:style-name="P21"><text:s text:c="8"/>#define INVERTED_MOVE_AND_TURN_UP_PRESSED (~(MOVE_UP_PRESSED | TURN_UP_PRESSED))</text:p>
      <text:p text:style-name="P21"><text:s text:c="8"/>#define INVERTED_MOVE_AND_TURN_DOWN_PRESSED (~(MOVE_DOWN_PRESSED | TURN_DOWN_PRESSED))</text:p>
      <text:p text:style-name="P21"><text:s text:c="8"/>#define CAMERA_ROTATIONAL_KEYS (MOVE_LEFT_PRESSED | MOVE_RIGHT_PRESSED | MOVE_UP_PRESSED | MOVE_DOWN_PRESSED | MOVE_FORWARD_PRESSED | MOVE_BACKWARD_PRESSED)</text:p>
      <text:p text:style-name="P21"><text:s text:c="8"/>#define TARGET_MOVEMENT_KEYS (TURN_LEFT_PRESSED | TURN_RIGHT_PRESSED | TURN_UP_PRESSED | TURN_DOWN_PRESSED)</text:p>
      <text:p text:style-name="P21"><text:s text:c="4"/>// ----------------------------------</text:p>
      <text:p text:style-name="P21"/>
      <text:p text:style-name="P21"><text:s text:c="4"/>extern int keysState;</text:p>
      <text:p text:style-name="P21"><text:s text:c="4"/>extern Camera main_camera;</text:p>
      <text:p text:style-name="P21"/>
      <text:p text:style-name="P21"><text:s text:c="4"/>void keyDown(unsigned char key, int mouseX, int mouseY);</text:p>
      <text:p text:style-name="P21"><text:s text:c="4"/>void keyUp(unsigned char key, int mouseX, int mouseY);</text:p>
      <text:p text:style-name="P21"/>
      <text:p text:style-name="P21">#endif<text:tab/>/* _DNKKEYBOARD_H */</text:p>
      <text:p text:style-name="P12"/>
      <text:p text:style-name="P13">mathExt.cpp</text:p>
      <text:p text:style-name="P12"/>
      <text:p text:style-name="P21">#include "mathExt.h"</text:p>
      <text:p text:style-name="P21"/>
      <text:p text:style-name="P21">float sine(const float &amp; x) {</text:p>
      <text:p text:style-name="P21"><text:s text:c="4"/>const float B = 4.0f / M_PI;</text:p>
      <text:p text:style-name="P21"><text:s text:c="4"/>const float C = -4.0f / (M_PI * M_PI);</text:p>
      <text:p text:style-name="P21"><text:s text:c="4"/>const float P = 0.225f;</text:p>
      <text:p text:style-name="P21"><text:s text:c="4"/>float y = B * x + C * x * fabs(x);</text:p>
      <text:p text:style-name="P21"><text:s text:c="4"/>y = P * (y * fabs(y) - y) + y;</text:p>
      <text:p text:style-name="P21"><text:s text:c="4"/>return y;</text:p>
      <text:p text:style-name="P21">}</text:p>
      <text:p text:style-name="P21"/>
      <text:p text:style-name="P21">float cose(const float &amp; x) {</text:p>
      <text:p text:style-name="P21"><text:s text:c="4"/>if(x &gt; M_PI_2)</text:p>
      <text:p text:style-name="P21"><text:s text:c="8"/>return -sine(x - M_PI_2);</text:p>
      <text:p text:style-name="P21"><text:s text:c="4"/>return sine(x + M_PI_2);</text:p>
      <text:p text:style-name="P21">}</text:p>
      <text:p text:style-name="P13"/>
      <text:p text:style-name="P13">Point.cpp</text:p>
      <text:p text:style-name="P13"><text:span text:style-name="T2"/></text:p>
      <text:p text:style-name="P22"><text:span text:style-name="T2">#include "Point.h"</text:span></text:p>
      <text:p text:style-name="P22"><text:span text:style-name="T2"/></text:p>
      <text:p text:style-name="P22"><text:span text:style-name="T2">Point::Point() {}</text:span></text:p>
      <text:p text:style-name="P22"><text:span text:style-name="T2">Point::Point(const GLfloat &amp; xSrc, const GLfloat &amp; ySrc, const GLfloat &amp; zSrc) : x(xSrc), y(ySrc), z(zSrc) {}</text:span></text:p>
      <text:p text:style-name="P22"><text:span text:style-name="T2">Point::Point(const Point &amp; src) : x(src.x), y(src.y), z(src.z) {}</text:span></text:p>
      <text:p text:style-name="P22"><text:span text:style-name="T2">Point::~Point() {}</text:span></text:p>
      <text:p text:style-name="P13"><text:soft-page-break/><text:span text:style-name="T2"/></text:p>
      <text:p text:style-name="P13">Camera.cpp</text:p>
      <text:p text:style-name="P13"><text:span text:style-name="T2"/></text:p>
      <text:p text:style-name="P22"><text:span text:style-name="T2">#ifndef _CAMERA_H</text:span></text:p>
      <text:p text:style-name="P22"><text:span text:style-name="T2"><text:s text:c="4"/>#define _CAMERA_H</text:span></text:p>
      <text:p text:style-name="P22"><text:span text:style-name="T2"/></text:p>
      <text:p text:style-name="P22"><text:span text:style-name="T2"><text:s text:c="4"/>#ifndef _GLIBCXX_IOSTREAM</text:span></text:p>
      <text:p text:style-name="P22"><text:span text:style-name="T2"><text:s text:c="8"/>#include &lt;iostream&gt;</text:span></text:p>
      <text:p text:style-name="P22"><text:span text:style-name="T2"><text:s text:c="4"/>#endif</text:span></text:p>
      <text:p text:style-name="P22"><text:span text:style-name="T2"><text:s text:c="4"/>#ifndef __GLUT_H__</text:span></text:p>
      <text:p text:style-name="P22"><text:span text:style-name="T2"><text:s text:c="8"/>#include &lt;GL/glut.h&gt;</text:span></text:p>
      <text:p text:style-name="P22"><text:span text:style-name="T2"><text:s text:c="4"/>#endif</text:span></text:p>
      <text:p text:style-name="P22"><text:span text:style-name="T2"><text:s text:c="4"/>#ifndef __glu_h__</text:span></text:p>
      <text:p text:style-name="P22"><text:span text:style-name="T2"><text:s text:c="8"/>#include &lt;GL/glu.h&gt;</text:span></text:p>
      <text:p text:style-name="P22"><text:span text:style-name="T2"><text:s text:c="4"/>#endif</text:span></text:p>
      <text:p text:style-name="P22"><text:span text:style-name="T2"><text:s text:c="4"/>#ifndef _POINT_H</text:span></text:p>
      <text:p text:style-name="P22"><text:span text:style-name="T2"><text:s text:c="8"/>#include "Point.h"</text:span></text:p>
      <text:p text:style-name="P22"><text:span text:style-name="T2"><text:s text:c="4"/>#endif</text:span></text:p>
      <text:p text:style-name="P22"><text:span text:style-name="T2"><text:s text:c="4"/>#ifndef _MATH_H</text:span></text:p>
      <text:p text:style-name="P22"><text:span text:style-name="T2"><text:s text:c="8"/>#include &lt;math.h&gt;</text:span></text:p>
      <text:p text:style-name="P22"><text:span text:style-name="T2"><text:s text:c="4"/>#endif</text:span></text:p>
      <text:p text:style-name="P22"><text:span text:style-name="T2"><text:s text:c="4"/>#ifndef _MATHEXT_H</text:span></text:p>
      <text:p text:style-name="P22"><text:span text:style-name="T2"><text:s text:c="8"/>#include "mathExt.h"</text:span></text:p>
      <text:p text:style-name="P22"><text:span text:style-name="T2"><text:s text:c="4"/>#endif</text:span></text:p>
      <text:p text:style-name="P22"><text:span text:style-name="T2"/></text:p>
      <text:p text:style-name="P22"><text:span text:style-name="T2"><text:s text:c="4"/>#define TARGET_MOVE_SPEED 0.0025f</text:span></text:p>
      <text:p text:style-name="P22"><text:span text:style-name="T2"><text:s text:c="4"/>#define CAMERA_ROTATE_SPEED 0.0025f</text:span></text:p>
      <text:p text:style-name="P22"><text:span text:style-name="T2"/></text:p>
      <text:p text:style-name="P22"><text:span text:style-name="T2"><text:s text:c="4"/>class Camera {</text:span></text:p>
      <text:p text:style-name="P22"><text:span text:style-name="T2"><text:s text:c="4"/>public:</text:span></text:p>
      <text:p text:style-name="P22"><text:span text:style-name="T2"/></text:p>
      <text:p text:style-name="P22"><text:span text:style-name="T2"><text:s text:c="8"/>Point cameraPosition;</text:span></text:p>
      <text:p text:style-name="P22"><text:span text:style-name="T2"><text:s text:c="8"/>Point targetPosition;</text:span></text:p>
      <text:p text:style-name="P22"><text:span text:style-name="T2"><text:s text:c="8"/>Point upVector;</text:span></text:p>
      <text:p text:style-name="P22"><text:span text:style-name="T2"><text:s text:c="8"/>/** Distance from camera to target */</text:span></text:p>
      <text:p text:style-name="P22"><text:span text:style-name="T2"><text:s text:c="8"/>GLdouble distance;</text:span></text:p>
      <text:p text:style-name="P22"><text:span text:style-name="T2"/></text:p>
      <text:p text:style-name="P22"><text:span text:style-name="T2"><text:s text:c="8"/>/** Empty constructor. Target position = 0, 0, 0; Camera angles = pi / 4, pi / 4, 0; Distance 5; Up-vector 0, 1, 0 */</text:span></text:p>
      <text:p text:style-name="P22"><text:span text:style-name="T2"><text:s text:c="8"/>Camera();</text:span></text:p>
      <text:p text:style-name="P22"><text:span text:style-name="T2"><text:s text:c="8"/>/** Camera position, target position and up-vector by float values */</text:span></text:p>
      <text:p text:style-name="P22"><text:span text:style-name="T2"><text:s text:c="8"/>Camera(const GLdouble &amp; cam_x_src, const GLdouble &amp; cam_y_src, const GLdouble &amp; cam_z_src,</text:span></text:p>
      <text:p text:style-name="P22"><text:span text:style-name="T2"><text:s text:c="11"/>const GLdouble &amp; target_x_src, const GLdouble &amp; target_y_src, const GLdouble &amp; target_z_src,</text:span></text:p>
      <text:p text:style-name="P22"><text:span text:style-name="T2"><text:s text:c="11"/>const GLdouble &amp; upVector_x_src, const GLdouble &amp; upVector_y_src, const GLdouble &amp; upVector_z_src);</text:span></text:p>
      <text:p text:style-name="P22"><text:span text:style-name="T2"><text:s text:c="8"/>/** Camera position, target position and up-vector by points */</text:span></text:p>
      <text:p text:style-name="P22"><text:span text:style-name="T2"><text:s text:c="8"/>Camera(const Point &amp; cameraPositionSrc, const Point &amp; targetPositionSrc, const Point &amp; upVectorSrc);</text:span></text:p>
      <text:p text:style-name="P22"><text:span text:style-name="T2"><text:s text:c="8"/>/** Target position, camera angles and distance by float values */</text:span></text:p>
      <text:p text:style-name="P22"><text:span text:style-name="T2"><text:s text:c="8"/>Camera(const GLdouble &amp; target_x_src, const GLdouble &amp; target_y_src, const GLdouble &amp; target_z_src,</text:span></text:p>
      <text:p text:style-name="P22"><text:span text:style-name="T2"><text:s text:c="11"/>const GLdouble &amp; cam_pitch_src, const GLdouble &amp; cam_yaw_src, const GLdouble &amp; cam_roll_src,</text:span></text:p>
      <text:p text:style-name="P22"><text:span text:style-name="T2"><text:s text:c="11"/>const GLdouble &amp; distanceSrc);</text:span></text:p>
      <text:p text:style-name="P22"><text:span text:style-name="T2"><text:s text:c="8"/>/** Target position, camera angles and distance by float values */</text:span></text:p>
      <text:p text:style-name="P22"><text:span text:style-name="T2"><text:s text:c="8"/>Camera(const Point &amp; targetPositionSrc, const Point &amp; anglesSrc, const GLdouble &amp; distanceSrc);</text:span></text:p>
      <text:p text:style-name="P22"><text:span text:style-name="T2"><text:s text:c="8"/>~Camera();</text:span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oft-page-break/><text:span text:style-name="T2"/></text:p>
      <text:p text:style-name="P22"><text:span text:style-name="T2"><text:s text:c="8"/>/** Update up-vector from camera angles */</text:span></text:p>
      <text:p text:style-name="P22"><text:span text:style-name="T2"><text:s text:c="8"/>void updateUpVector();</text:span></text:p>
      <text:p text:style-name="P22"><text:span text:style-name="T2"><text:s text:c="8"/>/** Update camera coords from target position and camera angles */</text:span></text:p>
      <text:p text:style-name="P22"><text:span text:style-name="T2"><text:s text:c="8"/>void updateCamerasCoords();</text:span></text:p>
      <text:p text:style-name="P22"><text:span text:style-name="T2"><text:s text:c="8"/>//void updateTargetsCoords();</text:span></text:p>
      <text:p text:style-name="P22"><text:span text:style-name="T2"><text:s text:c="8"/>/** Update angles from camera and target positions */</text:span></text:p>
      <text:p text:style-name="P22"><text:span text:style-name="T2"><text:s text:c="8"/>void updateAngles();</text:span></text:p>
      <text:p text:style-name="P22"><text:span text:style-name="T2"><text:s text:c="8"/>/** Update distance from camera to target from they positions */</text:span></text:p>
      <text:p text:style-name="P22"><text:span text:style-name="T2"><text:s text:c="8"/>void updateDistance();</text:span></text:p>
      <text:p text:style-name="P22"><text:span text:style-name="T2"><text:s text:c="8"/></text:span></text:p>
      <text:p text:style-name="P22"><text:span text:style-name="T2"><text:s text:c="8"/>/** Call gluLookAt. Use it right after main glLoadIdentity */</text:span></text:p>
      <text:p text:style-name="P22"><text:span text:style-name="T2"><text:s text:c="8"/>void modifyTransormMatrix();</text:span></text:p>
      <text:p text:style-name="P22"><text:span text:style-name="T2"/></text:p>
      <text:p text:style-name="P22"><text:span text:style-name="T2"><text:s text:c="8"/>/** Turn camera around target's absolute x axis */</text:span></text:p>
      <text:p text:style-name="P22"><text:span text:style-name="T2"><text:s text:c="8"/>void turnAroundTargetsXAxis(const float &amp; angle);</text:span></text:p>
      <text:p text:style-name="P22"><text:span text:style-name="T2"><text:s text:c="8"/>/** Turn camera around target's absolute y axis */</text:span></text:p>
      <text:p text:style-name="P22"><text:span text:style-name="T2"><text:s text:c="8"/>void turnAroundTargetsYAxis(const float &amp; angle);</text:span></text:p>
      <text:p text:style-name="P22"><text:span text:style-name="T2"><text:s text:c="8"/>/** Turn camera around target's absolute z axis */</text:span></text:p>
      <text:p text:style-name="P22"><text:span text:style-name="T2"><text:s text:c="8"/>void turnAroundTargetsZAxis(const float &amp; angle);</text:span></text:p>
      <text:p text:style-name="P22"><text:span text:style-name="T2"/></text:p>
      <text:p text:style-name="P22"><text:span text:style-name="T2"><text:s text:c="8"/>/** Turn target around camera's absolute x axis */</text:span></text:p>
      <text:p text:style-name="P22"><text:span text:style-name="T2"><text:s text:c="8"/>void turnAroundCamerasXAxis(const float &amp; angle);</text:span></text:p>
      <text:p text:style-name="P22"><text:span text:style-name="T2"><text:s text:c="8"/>/** Turn target around camera's absolute y axis */</text:span></text:p>
      <text:p text:style-name="P22"><text:span text:style-name="T2"><text:s text:c="8"/>void turnAroundCamerasYAxis(const float &amp; angle);</text:span></text:p>
      <text:p text:style-name="P22"><text:span text:style-name="T2"><text:s text:c="8"/>/** Turn target around camera's absolute z axis */</text:span></text:p>
      <text:p text:style-name="P22"><text:span text:style-name="T2"><text:s text:c="8"/>void turnAroundCamerasZAxis(const float &amp; angle);</text:span></text:p>
      <text:p text:style-name="P22"><text:span text:style-name="T2"/></text:p>
      <text:p text:style-name="P22"><text:span text:style-name="T2"><text:s text:c="8"/>/** Moves camera and target forward in XZ plane */</text:span></text:p>
      <text:p text:style-name="P22"><text:span text:style-name="T2"><text:s text:c="8"/>void moveCameraAndTargetForward(const float &amp; value);</text:span></text:p>
      <text:p text:style-name="P22"><text:span text:style-name="T2"/></text:p>
      <text:p text:style-name="P22"><text:span text:style-name="T2"><text:s text:c="8"/>/** Adds value to distance from camera to target and update coords */</text:span></text:p>
      <text:p text:style-name="P22"><text:span text:style-name="T2"><text:s text:c="8"/>void increaseDistance(const float &amp; value);</text:span></text:p>
      <text:p text:style-name="P22"><text:span text:style-name="T2"/></text:p>
      <text:p text:style-name="P22"><text:span text:style-name="T2"><text:s text:c="8"/>/** Draws box at target's position */</text:span></text:p>
      <text:p text:style-name="P22"><text:span text:style-name="T2"><text:s text:c="8"/>void drawBoxAtTargetPosition(const float &amp; side);</text:span></text:p>
      <text:p text:style-name="P22"><text:span text:style-name="T2"/></text:p>
      <text:p text:style-name="P22"><text:span text:style-name="T2"><text:s text:c="8"/>void printInfo();</text:span></text:p>
      <text:p text:style-name="P22"><text:span text:style-name="T2"/></text:p>
      <text:p text:style-name="P22"><text:span text:style-name="T2"><text:s text:c="4"/>private:</text:span></text:p>
      <text:p text:style-name="P22"><text:span text:style-name="T2"/></text:p>
      <text:p text:style-name="P22"><text:span text:style-name="T2"><text:s text:c="8"/>/** Angles from camera to target */</text:span></text:p>
      <text:p text:style-name="P22"><text:span text:style-name="T2"><text:s text:c="8"/>Point angles;</text:span></text:p>
      <text:p text:style-name="P22"><text:span text:style-name="T2"><text:s text:c="8"/>GLfloat sinex, cosex;</text:span></text:p>
      <text:p text:style-name="P22"><text:span text:style-name="T2"><text:s text:c="8"/>GLfloat siney, cosey;</text:span></text:p>
      <text:p text:style-name="P22"><text:span text:style-name="T2"><text:s text:c="8"/>GLfloat sinez, cosez;</text:span></text:p>
      <text:p text:style-name="P22"><text:span text:style-name="T2"/></text:p>
      <text:p text:style-name="P22"><text:span text:style-name="T2"><text:s text:c="4"/>};</text:span></text:p>
      <text:p text:style-name="P22"><text:span text:style-name="T2"/></text:p>
      <text:p text:style-name="P22"><text:span text:style-name="T2">#endif<text:tab/>/* _CAMERA_H */</text:span></text:p>
      <text:p text:style-name="P13"><text:span text:style-name="T13"/></text:p>
      <text:p text:style-name="P13">DNKdrawing.cpp</text:p>
      <text:p text:style-name="P13"><text:span text:style-name="T2"/></text:p>
      <text:p text:style-name="P22"><text:span text:style-name="T2">#include "DNKdrawing.h"</text:span></text:p>
      <text:p text:style-name="P22"><text:span text:style-name="T2"/></text:p>
      <text:p text:style-name="P22"><text:span text:style-name="T2">void drawCoordsBegin(const GLfloat &amp; radius, const GLfloat &amp; distanceBetweenEdges, const GLfloat &amp; edgeHalfWidth) {</text:span></text:p>
      <text:p text:style-name="P22"><text:span text:style-name="T2"><text:s text:c="4"/>glPushMatrix();</text:span></text:p>
      <text:p text:style-name="P22"><text:span text:style-name="T2"><text:s text:c="8"/>glBegin(GL_LINES);</text:span></text:p>
      <text:p text:style-name="P22"><text:span text:style-name="T2"><text:s text:c="12"/>// The X axis (red)</text:span></text:p>
      <text:p text:style-name="P22"><text:span text:style-name="T2"><text:s text:c="12"/>glColor3f(1.0f, 0.0f, 0.0f);</text:span></text:p>
      <text:p text:style-name="P22"><text:span text:style-name="T2"><text:s text:c="12"/>glVertex3f(-radius, 0.0f, 0.0f);</text:span></text:p>
      <text:p text:style-name="P22"><text:span text:style-name="T2"><text:s text:c="12"/>glVertex3f(radius, 0.0f, 0.0f);</text:span></text:p>
      <text:p text:style-name="P22"><text:soft-page-break/><text:span text:style-name="T2"><text:s text:c="12"/>for (GLfloat i = -radius; i &lt; radius; i += distanceBetweenEdges) {</text:span></text:p>
      <text:p text:style-name="P22"><text:span text:style-name="T2"><text:s text:c="16"/>glVertex3f(i, -edgeHalfWidth, 0.0f);</text:span></text:p>
      <text:p text:style-name="P22"><text:span text:style-name="T2"><text:s text:c="16"/>glVertex3f(i, edgeHalfWidth, 0.0f);</text:span></text:p>
      <text:p text:style-name="P22"><text:span text:style-name="T2"><text:s text:c="12"/>}</text:span></text:p>
      <text:p text:style-name="P22"><text:span text:style-name="T2"><text:s text:c="12"/>// The Y axis (green)</text:span></text:p>
      <text:p text:style-name="P22"><text:span text:style-name="T2"><text:s text:c="12"/>glColor3f(0.0f, 1.0f, 0.0f);</text:span></text:p>
      <text:p text:style-name="P22"><text:span text:style-name="T2"><text:s text:c="12"/>glVertex3f(0.0f, -radius, 0.0f);</text:span></text:p>
      <text:p text:style-name="P22"><text:span text:style-name="T2"><text:s text:c="12"/>glVertex3f(0.0f, radius, 0.0f);</text:span></text:p>
      <text:p text:style-name="P22"><text:span text:style-name="T2"><text:s text:c="12"/>for (GLfloat i = -radius; i &lt; radius; i += distanceBetweenEdges) {</text:span></text:p>
      <text:p text:style-name="P22"><text:span text:style-name="T2"><text:s text:c="16"/>glVertex3f(-edgeHalfWidth, i, -0.0f);</text:span></text:p>
      <text:p text:style-name="P22"><text:span text:style-name="T2"><text:s text:c="16"/>glVertex3f(edgeHalfWidth, i, 0.0f);</text:span></text:p>
      <text:p text:style-name="P22"><text:span text:style-name="T2"><text:s text:c="12"/>}</text:span></text:p>
      <text:p text:style-name="P22"><text:span text:style-name="T2"/></text:p>
      <text:p text:style-name="P22"><text:span text:style-name="T2"><text:s text:c="12"/>// The Z axis (blue)</text:span></text:p>
      <text:p text:style-name="P22"><text:span text:style-name="T2"><text:s text:c="12"/>glColor3f(0.0f, 0.0f, 1.0f);</text:span></text:p>
      <text:p text:style-name="P22"><text:span text:style-name="T2"><text:s text:c="12"/>glVertex3f(0.0f, 0.0f, -radius);</text:span></text:p>
      <text:p text:style-name="P22"><text:span text:style-name="T2"><text:s text:c="12"/>glVertex3f(0.0f, 0.0f, radius);</text:span></text:p>
      <text:p text:style-name="P22"><text:span text:style-name="T2"><text:s text:c="12"/>for (GLfloat i = -radius; i &lt; radius; i += distanceBetweenEdges) {</text:span></text:p>
      <text:p text:style-name="P22"><text:span text:style-name="T2"><text:s text:c="16"/>glVertex3f(-edgeHalfWidth, 0.0f, i);</text:span></text:p>
      <text:p text:style-name="P22"><text:span text:style-name="T2"><text:s text:c="16"/>glVertex3f(edgeHalfWidth, 0.0f, i);</text:span></text:p>
      <text:p text:style-name="P22"><text:span text:style-name="T2"><text:s text:c="12"/>}</text:span></text:p>
      <text:p text:style-name="P22"><text:span text:style-name="T2"><text:s text:c="8"/>glEnd();</text:span></text:p>
      <text:p text:style-name="P22"><text:span text:style-name="T2"><text:s text:c="4"/>glPopMatrix();</text:span></text:p>
      <text:p text:style-name="P22"><text:span text:style-name="T2">}</text:span></text:p>
      <text:p text:style-name="P22"><text:span text:style-name="T2"/></text:p>
      <text:p text:style-name="P22"><text:span text:style-name="T2">void drawDNK(const GLfloat &amp; x, const GLfloat &amp; y, const GLfloat &amp; z, const GLint &amp; numOfEdges, const GLfloat &amp; angleShift, const GLfloat &amp; spheresRadius, const GLfloat &amp; dnkRadius, const GLfloat &amp; distanceBetweenEdges) {</text:span></text:p>
      <text:p text:style-name="P22"><text:span text:style-name="T2"><text:s text:c="4"/>glPushMatrix();</text:span></text:p>
      <text:p text:style-name="P22"><text:span text:style-name="T2"/></text:p>
      <text:p text:style-name="P22"><text:span text:style-name="T2"><text:s text:c="8"/>glTranslatef(x, y - ((numOfEdges * distanceBetweenEdges) / 2.0f), z);</text:span></text:p>
      <text:p text:style-name="P22"><text:span text:style-name="T2"><text:s text:c="8"/>for (GLint i = 0; i &lt; numOfEdges; i++, glTranslatef(0.0f, distanceBetweenEdges, 0.0f), glRotatef(angleShift, 0.0f, 1.0f, 0.0f)) {</text:span></text:p>
      <text:p text:style-name="P22"><text:span text:style-name="T2"><text:s text:c="12"/>glColor3f(1 - (i / (numOfEdges - distanceBetweenEdges)), i / (numOfEdges - distanceBetweenEdges), 0.0f);</text:span></text:p>
      <text:p text:style-name="P22"><text:span text:style-name="T2"><text:s text:c="12"/>glPushMatrix();</text:span></text:p>
      <text:p text:style-name="P22"><text:span text:style-name="T2"><text:s text:c="16"/>glTranslatef(-dnkRadius, 0.0f, 0.0f);</text:span></text:p>
      <text:p text:style-name="P22"><text:span text:style-name="T2"><text:s text:c="16"/>glutSolidSphere(spheresRadius, 5, 5);</text:span></text:p>
      <text:p text:style-name="P22"><text:span text:style-name="T2"/></text:p>
      <text:p text:style-name="P22"><text:span text:style-name="T2"><text:s text:c="16"/>glBegin(GL_LINES);</text:span></text:p>
      <text:p text:style-name="P22"><text:span text:style-name="T2"><text:s text:c="20"/>glVertex3f(0.0f, 0.0f, 0.0f);</text:span></text:p>
      <text:p text:style-name="P22"><text:span text:style-name="T2"><text:s text:c="20"/>glVertex3f(2.0f * dnkRadius, 0.0f, 0.0f);</text:span></text:p>
      <text:p text:style-name="P22"><text:span text:style-name="T2"><text:s text:c="16"/>glEnd();</text:span></text:p>
      <text:p text:style-name="P22"><text:span text:style-name="T2"/></text:p>
      <text:p text:style-name="P22"><text:span text:style-name="T2"><text:s text:c="16"/>glTranslatef(2.0f * dnkRadius, 0.0f, 0.0f);</text:span></text:p>
      <text:p text:style-name="P22"><text:span text:style-name="T2"><text:s text:c="16"/>glutSolidSphere(spheresRadius, 5, 5);</text:span></text:p>
      <text:p text:style-name="P22"><text:span text:style-name="T2"><text:s text:c="12"/>glPopMatrix();</text:span></text:p>
      <text:p text:style-name="P22"><text:span text:style-name="T2"><text:s text:c="8"/>}</text:span></text:p>
      <text:p text:style-name="P22"><text:span text:style-name="T2"/></text:p>
      <text:p text:style-name="P22"><text:span text:style-name="T2"><text:s text:c="4"/>glPopMatrix();</text:span></text:p>
      <text:p text:style-name="P22"><text:span text:style-name="T2">}</text:span></text:p>
      <text:p text:style-name="P19"><text:span text:style-name="T30"/></text:p>
      <text:p text:style-name="P19"><text:span text:style-name="T30"/></text:p>
      <text:p text:style-name="P26"><text:span text:style-name="T16">DNKkeyboard.cpp</text:span></text:p>
      <text:p text:style-name="P13"><text:span text:style-name="T2"/></text:p>
      <text:p text:style-name="P22"><text:span text:style-name="T2">#include "DNKkeyboard.h"</text:span></text:p>
      <text:p text:style-name="P22"><text:span text:style-name="T2"/></text:p>
      <text:p text:style-name="P22"><text:span text:style-name="T2">void keyDown (unsigned char key, int mouseX, int mouseY) {</text:span></text:p>
      <text:p text:style-name="P22"><text:span text:style-name="T2"><text:s text:c="4"/>switch(key) {</text:span></text:p>
      <text:p text:style-name="P22"><text:span text:style-name="T2"><text:s text:c="8"/>case 'a': keysState |= MOVE_LEFT_PRESSED; break;</text:span></text:p>
      <text:p text:style-name="P22"><text:span text:style-name="T2"><text:s text:c="8"/>case 'A': keysState |= TURN_LEFT_PRESSED; break;</text:span></text:p>
      <text:p text:style-name="P22"><text:span text:style-name="T2"><text:s text:c="8"/>case 'd': keysState |= MOVE_RIGHT_PRESSED; break;</text:span></text:p>
      <text:p text:style-name="P22"><text:span text:style-name="T2"><text:s text:c="8"/>case 'D': keysState |= TURN_RIGHT_PRESSED; break;</text:span></text:p>
      <text:p text:style-name="P22"><text:span text:style-name="T2"><text:s text:c="8"/>case 'w': keysState |= MOVE_UP_PRESSED; break;</text:span></text:p>
      <text:p text:style-name="P22"><text:span text:style-name="T2"><text:s text:c="8"/>case 'W': keysState |= TURN_UP_PRESSED; break;</text:span></text:p>
      <text:p text:style-name="P22"><text:span text:style-name="T2"><text:s text:c="8"/>case 's': keysState |= MOVE_DOWN_PRESSED; break;</text:span></text:p>
      <text:p text:style-name="P22"><text:span text:style-name="T2"><text:s text:c="8"/>case 'S': keysState |= TURN_DOWN_PRESSED; break;</text:span></text:p>
      <text:p text:style-name="P22"><text:span text:style-name="T2"><text:s text:c="8"/>case '-': keysState |= MOVE_FORWARD_PRESSED; break;</text:span></text:p>
      <text:p text:style-name="P22"><text:span text:style-name="T2"><text:s text:c="8"/>case '=': keysState |= MOVE_BACKWARD_PRESSED; break;</text:span></text:p>
      <text:p text:style-name="P22"><text:span text:style-name="T2"><text:s text:c="8"/>case 'i': main_camera.printInfo(); break;</text:span></text:p>
      <text:p text:style-name="P22"><text:span text:style-name="T2"><text:s text:c="8"/>case 27: exit(0); break;</text:span></text:p>
      <text:p text:style-name="P22"><text:span text:style-name="T2"><text:s text:c="8"/>default:</text:span></text:p>
      <text:p text:style-name="P22"><text:span text:style-name="T2"><text:s text:c="12"/>cout &lt;&lt; "Inactive key pressed.\tKey code: " &lt;&lt; (int)key &lt;&lt; ",\tkey symbol: " &lt;&lt; key &lt;&lt; "\n";</text:span></text:p>
      <text:p text:style-name="P22"><text:span text:style-name="T2"><text:s text:c="12"/>break;</text:span></text:p>
      <text:p text:style-name="P22"><text:span text:style-name="T2"><text:s text:c="4"/>}</text:span></text:p>
      <text:p text:style-name="P22"><text:span text:style-name="T2">}</text:span></text:p>
      <text:p text:style-name="P22"><text:span text:style-name="T2"/></text:p>
      <text:p text:style-name="P22"><text:span text:style-name="T2">void keyUp (unsigned char key, int mouseX, int mouseY) {</text:span></text:p>
      <text:p text:style-name="P22"><text:span text:style-name="T2"><text:s text:c="4"/>switch(key) {</text:span></text:p>
      <text:p text:style-name="P22"><text:span text:style-name="T2"><text:s text:c="8"/>case 'a': case 'A': keysState &amp;= INVERTED_MOVE_AND_TURN_LEFT_PRESSED; break;</text:span></text:p>
      <text:p text:style-name="P22"><text:span text:style-name="T2"><text:s text:c="8"/>case 'd': case 'D': keysState &amp;= INVERTED_MOVE_AND_TURN_RIGHT_PRESSED; break;</text:span></text:p>
      <text:p text:style-name="P22"><text:span text:style-name="T2"><text:s text:c="8"/>case 'w': case 'W': keysState &amp;= INVERTED_MOVE_AND_TURN_UP_PRESSED; break;</text:span></text:p>
      <text:p text:style-name="P22"><text:span text:style-name="T2"><text:s text:c="8"/>case 's': case 'S': keysState &amp;= INVERTED_MOVE_AND_TURN_DOWN_PRESSED; break;</text:span></text:p>
      <text:p text:style-name="P22"><text:span text:style-name="T2"><text:s text:c="8"/>case '-': keysState &amp;= ~MOVE_FORWARD_PRESSED; break;</text:span></text:p>
      <text:p text:style-name="P22"><text:span text:style-name="T2"><text:s text:c="8"/>case '=': keysState &amp;= ~MOVE_BACKWARD_PRESSED; break;</text:span></text:p>
      <text:p text:style-name="P22"><text:span text:style-name="T2"><text:s text:c="8"/>case 'i': break;</text:span></text:p>
      <text:p text:style-name="P22"><text:span text:style-name="T2"><text:s text:c="8"/>default:</text:span></text:p>
      <text:p text:style-name="P22"><text:span text:style-name="T2"><text:s text:c="12"/>cout &lt;&lt; "Inactive key released.\tKey code: " &lt;&lt; (int)key &lt;&lt; ",\tkey symbol: " &lt;&lt; key &lt;&lt; "\n";</text:span></text:p>
      <text:p text:style-name="P22"><text:span text:style-name="T2"><text:s text:c="12"/>break;</text:span></text:p>
      <text:p text:style-name="P22"><text:span text:style-name="T2"><text:s text:c="4"/>}</text:span></text:p>
      <text:p text:style-name="P22"><text:span text:style-name="T2">}</text:span></text:p>
      <text:p text:style-name="P13"><text:span text:style-name="T2"/></text:p>
      <text:p text:style-name="P13">main.cpp</text:p>
      <text:p text:style-name="P13"/>
      <text:p text:style-name="P21">#include &lt;iostream&gt; // need for cout</text:p>
      <text:p text:style-name="P21">#include &lt;stdlib.h&gt; // needed for EXIT_SUCCES</text:p>
      <text:p text:style-name="P21">#include &lt;GL/gl.h&gt;</text:p>
      <text:p text:style-name="P21">#include &lt;GL/glu.h&gt;</text:p>
      <text:p text:style-name="P21">#include &lt;GL/glut.h&gt;</text:p>
      <text:p text:style-name="P21">#include "Camera.h"</text:p>
      <text:p text:style-name="P21">#include "DNKkeyboard.h"</text:p>
      <text:p text:style-name="P21">#include "DNKdrawing.h"</text:p>
      <text:p text:style-name="P21"/>
      <text:p text:style-name="P21">#define COORDS 1</text:p>
      <text:p text:style-name="P21">#define DNA 2</text:p>
      <text:p text:style-name="P21"/>
      <text:p text:style-name="P21">using std::cout;</text:p>
      <text:p text:style-name="P21"/>
      <text:p text:style-name="P21"/>
      <text:p text:style-name="P21"/>
      <text:p text:style-name="P21"><text:soft-page-break/>Camera main_camera;</text:p>
      <text:p text:style-name="P21"/>
      <text:p text:style-name="P21">GLfloat dnkAngle = 0.0f;</text:p>
      <text:p text:style-name="P21"/>
      <text:p text:style-name="P21">int keysState = 0;</text:p>
      <text:p text:style-name="P21"/>
      <text:p text:style-name="P21">inline void InitGL() {</text:p>
      <text:p text:style-name="P21"><text:s text:c="4"/>glMatrixMode(GL_MODELVIEW);</text:p>
      <text:p text:style-name="P21"><text:s text:c="4"/>glLoadIdentity();</text:p>
      <text:p text:style-name="P21"><text:s text:c="4"/>gluPerspective(45.0, 1.3, 0.1, 1000);</text:p>
      <text:p text:style-name="P21"><text:s text:c="4"/>glClearColor(0.0f, 0.0f, 0.0f, 0.0f);</text:p>
      <text:p text:style-name="P21"><text:s text:c="4"/>glEnable(GL_DEPTH_TEST);</text:p>
      <text:p text:style-name="P21"><text:s text:c="4"/>glEnable(GL_CULL_FACE);</text:p>
      <text:p text:style-name="P21"><text:s text:c="4"/>/*glEnable(GL_LIGHTING);</text:p>
      <text:p text:style-name="P21"><text:s text:c="4"/>glEnable(GL_LIGHT0);</text:p>
      <text:p text:style-name="P21"><text:s text:c="4"/>glEnable(GL_COLOR_MATERIAL);</text:p>
      <text:p text:style-name="P21"><text:s text:c="4"/>glShadeModel(GL_SMOOTH);*/</text:p>
      <text:p text:style-name="P21">}</text:p>
      <text:p text:style-name="P21"/>
      <text:p text:style-name="P21">inline void initCallLists() {</text:p>
      <text:p text:style-name="P21"><text:s text:c="4"/>glNewList(COORDS, GL_COMPILE);</text:p>
      <text:p text:style-name="P21"><text:s text:c="8"/>drawCoordsBegin(2.0f, 0.1f, 0.05f);</text:p>
      <text:p text:style-name="P21"><text:s text:c="4"/>glEndList();</text:p>
      <text:p text:style-name="P21"/>
      <text:p text:style-name="P21"><text:s text:c="4"/>glNewList(DNA, GL_COMPILE);</text:p>
      <text:p text:style-name="P21"><text:s text:c="8"/>drawDNK(0.0f, 0.0f, 0.0f, 18, 20.0f, 0.05f, 0.5f, 0.2f);</text:p>
      <text:p text:style-name="P21"><text:s text:c="4"/>glEndList();</text:p>
      <text:p text:style-name="P21">}</text:p>
      <text:p text:style-name="P21"/>
      <text:p text:style-name="P21">void display() {</text:p>
      <text:p text:style-name="P21"/>
      <text:p text:style-name="P21"><text:s text:c="4"/>glClear(GL_COLOR_BUFFER_BIT | GL_DEPTH_BUFFER_BIT);</text:p>
      <text:p text:style-name="P21"><text:s text:c="4"/>glLoadIdentity();</text:p>
      <text:p text:style-name="P21"><text:s text:c="4"/>main_camera.modifyTransormMatrix();</text:p>
      <text:p text:style-name="P21"><text:s text:c="4"/></text:p>
      <text:p text:style-name="P21"><text:s text:c="4"/>glCallList(COORDS);</text:p>
      <text:p text:style-name="P21"/>
      <text:p text:style-name="P21"/>
      <text:p text:style-name="P21"><text:s text:c="4"/>glPushMatrix();</text:p>
      <text:p text:style-name="P21"><text:s text:c="8"/>glRotatef(dnkAngle, 0.0f, 1.0f, 0.0f);</text:p>
      <text:p text:style-name="P21"><text:s text:c="8"/>glCallList(DNA);</text:p>
      <text:p text:style-name="P21"><text:s text:c="8"/>dnkAngle += 0.1f;</text:p>
      <text:p text:style-name="P21"><text:s text:c="4"/>glPopMatrix();</text:p>
      <text:p text:style-name="P21"/>
      <text:p text:style-name="P21"><text:s text:c="4"/>main_camera.drawBoxAtTargetPosition(0.05f);</text:p>
      <text:p text:style-name="P21"/>
      <text:p text:style-name="P21"/>
      <text:p text:style-name="P21"><text:s text:c="4"/>glutSwapBuffers();</text:p>
      <text:p text:style-name="P21"><text:s text:c="4"/>if (keysState &amp; CAMERA_ROTATIONAL_KEYS) {</text:p>
      <text:p text:style-name="P21"><text:s text:c="8"/>if (keysState &amp; MOVE_LEFT_PRESSED)</text:p>
      <text:p text:style-name="P21"><text:s text:c="12"/>main_camera.turnAroundTargetsYAxis(-CAMERA_ROTATE_SPEED);</text:p>
      <text:p text:style-name="P21"><text:s text:c="8"/>if (keysState &amp; MOVE_RIGHT_PRESSED)</text:p>
      <text:p text:style-name="P21"><text:s text:c="12"/>main_camera.turnAroundTargetsYAxis(CAMERA_ROTATE_SPEED);</text:p>
      <text:p text:style-name="P21"><text:s text:c="8"/>if (keysState &amp; MOVE_UP_PRESSED)</text:p>
      <text:p text:style-name="P21"><text:s text:c="12"/>main_camera.turnAroundTargetsXAxis(CAMERA_ROTATE_SPEED);</text:p>
      <text:p text:style-name="P21"><text:s text:c="8"/>if (keysState &amp; MOVE_DOWN_PRESSED)</text:p>
      <text:p text:style-name="P21"><text:s text:c="12"/>main_camera.turnAroundTargetsXAxis(-CAMERA_ROTATE_SPEED);</text:p>
      <text:p text:style-name="P21"><text:s text:c="8"/>if (keysState &amp; MOVE_FORWARD_PRESSED)</text:p>
      <text:p text:style-name="P21"><text:s text:c="12"/>main_camera.increaseDistance(TARGET_MOVE_SPEED);</text:p>
      <text:p text:style-name="P21"><text:s text:c="8"/>if (keysState &amp; MOVE_BACKWARD_PRESSED)</text:p>
      <text:p text:style-name="P21"><text:s text:c="12"/>main_camera.increaseDistance(-TARGET_MOVE_SPEED);</text:p>
      <text:p text:style-name="P21"><text:s text:c="4"/>}</text:p>
      <text:p text:style-name="P21">}</text:p>
      <text:p text:style-name="P21"><text:soft-page-break/></text:p>
      <text:p text:style-name="P21"/>
      <text:p text:style-name="P21"/>
      <text:p text:style-name="P21"/>
      <text:p text:style-name="P21">void reshape(int width, int height) {// Create The Reshape Function (the viewport)</text:p>
      <text:p text:style-name="P21"><text:s text:c="4"/>if (height == 0) // Prevent A Divide By Zero By</text:p>
      <text:p text:style-name="P21"><text:s text:c="8"/>height = 1; // Making Height Equal One</text:p>
      <text:p text:style-name="P21"/>
      <text:p text:style-name="P21"><text:s text:c="4"/>glViewport(0, 0, width, height); // Reset The Current Viewport</text:p>
      <text:p text:style-name="P21"/>
      <text:p text:style-name="P21"><text:s text:c="4"/>glMatrixMode(GL_PROJECTION); // Select The Projection Matrix</text:p>
      <text:p text:style-name="P21"><text:s text:c="4"/>glLoadIdentity(); // Reset The Projection Matrix</text:p>
      <text:p text:style-name="P21"/>
      <text:p text:style-name="P21"><text:s text:c="4"/>// Calculate The Aspect Ratio Of The Window</text:p>
      <text:p text:style-name="P21"><text:s text:c="4"/>gluPerspective(45.0f, (GLfloat) width / (GLfloat) height, 0.1f, 100.0f);</text:p>
      <text:p text:style-name="P21"/>
      <text:p text:style-name="P21"><text:s text:c="4"/>glMatrixMode(GL_MODELVIEW); // Select The Modelview Matrix</text:p>
      <text:p text:style-name="P21"><text:s text:c="4"/>glLoadIdentity();</text:p>
      <text:p text:style-name="P21">}</text:p>
      <text:p text:style-name="P21"/>
      <text:p text:style-name="P21"/>
      <text:p text:style-name="P21"/>
      <text:p text:style-name="P21">int main(int argc, char** argv) {</text:p>
      <text:p text:style-name="P21"/>
      <text:p text:style-name="P21"><text:s text:c="4"/>glutInit(&amp;argc, argv);</text:p>
      <text:p text:style-name="P21"><text:s text:c="4"/>glutInitDisplayMode(GLUT_RGBA | GLUT_DOUBLE | GLUT_DEPTH); //?</text:p>
      <text:p text:style-name="P21"><text:s text:c="4"/>glutInitWindowSize(640, 480);</text:p>
      <text:p text:style-name="P21"><text:s text:c="4"/>glutCreateWindow("DNK rotating");</text:p>
      <text:p text:style-name="P21"><text:s text:c="4"/>//glutFullScreen();</text:p>
      <text:p text:style-name="P21"/>
      <text:p text:style-name="P21"><text:s text:c="4"/>InitGL();</text:p>
      <text:p text:style-name="P21"/>
      <text:p text:style-name="P21"><text:s text:c="4"/>glutDisplayFunc(display);</text:p>
      <text:p text:style-name="P21"><text:s text:c="4"/>glutReshapeFunc(reshape);</text:p>
      <text:p text:style-name="P21"><text:s text:c="4"/>glutIdleFunc(display);</text:p>
      <text:p text:style-name="P21"><text:s text:c="4"/></text:p>
      <text:p text:style-name="P21"><text:s text:c="4"/>//glutMouseFunc(mouse)</text:p>
      <text:p text:style-name="P21"><text:s text:c="4"/>glutKeyboardFunc(keyDown);</text:p>
      <text:p text:style-name="P21"><text:s text:c="4"/>glutKeyboardUpFunc(keyUp);</text:p>
      <text:p text:style-name="P21"/>
      <text:p text:style-name="P21"><text:s text:c="4"/>initCallLists();</text:p>
      <text:p text:style-name="P21"/>
      <text:p text:style-name="P21"><text:s text:c="4"/>glutMainLoop();</text:p>
      <text:p text:style-name="P21"/>
      <text:p text:style-name="P21"><text:s text:c="4"/>return EXIT_SUCCESS;</text:p>
      <text:p text:style-name="P21">}</text:p>
      <text:p text:style-name="P24">ПРИЛОЖЕНИЕ 2: СПИСОК РЕКОМЕНДОВАННОЙ ЛИТЕРАТУРЫ:</text:p>
      <text:p text:style-name="P8"><text:span text:style-name="T2"/></text:p>
      <text:list xml:id="list1565953735" text:style-name="L1">
        <text:list-item>
          <text:p text:style-name="P10">Френсис Хилл - «OpenGL. Программирование компьютерной графики», 2-е издание;</text:p>
        </text:list-item>
        <text:list-item>
          <text:p text:style-name="P10">Эдвард Эйнджел - «Интерактивная компьютерная графика. Вводный курс на базе OpenGL», 2-е издание;</text:p>
        </text:list-item>
        <text:list-item>
          <text:p text:style-name="P23"><text:span text:style-name="T35">OpenGL 2.1 Reference Pages (</text:span><text:a xlink:type="simple" xlink:href="http://www.opengl.org/sdk/docs/man/"><text:span text:style-name="T36">http://www.opengl.org/sdk/docs/man/</text:span></text:a><text:span text:style-name="T35">);</text:span></text:p>
        </text:list-item>
        <text:list-item>
          <text:p text:style-name="P15"><text:span text:style-name="T55">Документация по OpenGL / OpenGL.GameDev.ru (</text:span><text:a xlink:type="simple" xlink:href="http://opengl.gamedev.ru/doc/">http://opengl.gamedev.ru/doc/</text:a><text:span text:style-name="T55">);</text:span></text:p>
        </text:list-item>
        <text:list-item>
          <text:p text:style-name="P23"><text:span text:style-name="T35">GLProgramming.com (</text:span><text:a xlink:type="simple" xlink:href="http://glprogramming.com/">http://glprogramming.com/</text:a><text:span text:style-name="T35">);</text:span></text:p>
        </text:list-item>
        <text:list-item>
          <text:p text:style-name="P23"><text:span text:style-name="T35">OpenGL Video Tutorial — The Basics (</text:span><text:a xlink:type="simple" xlink:href="http://www.videotutorialsrock.com/opengl_tutorial/basics/home.php">http://www.videotutorialsrock.com/opengl_tutorial/basics/home.php</text:a><text:span text:style-name="T35">);</text:span></text:p>
        </text:list-item>
        <text:list-item>
          <text:p text:style-name="P23"><text:span text:style-name="T35">OpenGL — Уроки от NeHe (</text:span><text:a xlink:type="simple" xlink:href="http://pmg.org.ru/nehe/index.html">http://pmg.org.ru/nehe/index.html</text:a><text:span text:style-name="T35">);</text:span></text:p>
        </text:list-item>
        <text:list-item>
          <text:p text:style-name="P23"><text:span text:style-name="T35">NeHe Productions (</text:span><text:a xlink:type="simple" xlink:href="http://nehe.gamedev.net/">http://nehe.gamedev.net/</text:a><text:span text:style-name="T35">).</text:span></text:p>
        </text:list-item>
      </text:list>
      <text:p text:style-name="P3"><text:span text:style-name="T30"/></text:p>
      <text:p text:style-name="P14"><text:span text:style-name="T2"/></text:p>
      <text:p text:style-name="P14"><text:span text:style-name="T2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Andale Mono" svg:font-family="'Andale Mono'" style:font-pitch="fixed"/>
    <style:font-face style:name="Purisa" svg:font-family="Purisa" style:font-pitch="variable"/>
    <style:font-face style:name="Bitstream Charter" svg:font-family="'Bitstream Charter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Verdana" fo:font-size="12pt" fo:font-weight="bold" style:font-size-asian="10.5pt" style:font-weight-asian="bold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52cm" fo:margin-bottom="1.302cm" fo:margin-left="1.736cm" fo:margin-right="1.13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</meta:initial-creator>
    <meta:creation-date>2010-12-29T00:09:42</meta:creation-date>
    <dc:date>2010-12-29T01:47:25</dc:date>
    <dc:creator>alex </dc:creator>
    <meta:editing-duration>PT01H37M44S</meta:editing-duration>
    <meta:editing-cycles>7</meta:editing-cycles>
    <meta:generator>OpenOffice.org/3.2$Linux OpenOffice.org_project/320m12$Build-9483</meta:generator>
    <meta:printed-by>alex </meta:printed-by>
    <meta:print-date>2010-12-29T01:45:13</meta:print-date>
    <meta:document-statistic meta:table-count="1" meta:image-count="1" meta:object-count="0" meta:page-count="15" meta:paragraph-count="468" meta:word-count="2302" meta:character-count="21037"/>
  </office:meta>
</office:document-meta>
</file>